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6.657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053cm"/>
    </style:style>
    <style:style style:name="co6" style:family="table-column">
      <style:table-column-properties fo:break-before="auto" style:column-width="6.14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0.778cm"/>
    </style:style>
    <style:style style:name="co10" style:family="table-column">
      <style:table-column-properties fo:break-before="auto" style:column-width="2.094cm"/>
    </style:style>
    <style:style style:name="co11" style:family="table-column">
      <style:table-column-properties fo:break-before="auto" style:column-width="6.671cm"/>
    </style:style>
    <style:style style:name="co12" style:family="table-column">
      <style:table-column-properties fo:break-before="auto" style:column-width="4.531cm"/>
    </style:style>
    <style:style style:name="co13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2"/>
    <style:style style:name="ce10" style:family="table-cell" style:parent-style-name="Default" style:data-style-name="N124"/>
    <style:style style:name="ce23" style:family="table-cell" style:parent-style-name="Default" style:data-style-name="N4"/>
    <style:style style:name="ce20" style:family="table-cell" style:parent-style-name="Default">
      <style:table-cell-properties fo:padding="0.071cm"/>
    </style:style>
    <style:style style:name="ce1" style:family="table-cell" style:parent-style-name="Default" style:data-style-name="N36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4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9" style:family="table-cell" style:parent-style-name="Default" style:data-style-name="N124">
      <style:text-properties fo:font-weight="normal" style:font-weight-asian="normal" style:font-weight-complex="normal"/>
    </style:style>
    <style:style style:name="ce11" style:family="table-cell" style:parent-style-name="Default" style:data-style-name="N124">
      <style:text-properties fo:font-weight="bold" style:font-weight-asian="bold" style:font-weight-complex="bold"/>
    </style:style>
    <style:style style:name="ce12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number-columns-repeated="2" table:default-cell-style-name="Default"/>
        <table:table-column table:style-name="co1" table:number-columns-repeated="3" table:default-cell-style-name="ce10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ce15" office:value-type="float" office:value="-2022" calcext:value-type="float">
            <text:p>-2022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TOPLAM</text:p>
          </table:table-cell>
          <table:table-cell table:style-name="ce6" table:formula="of:=SUM([.C6:.C17])" office:value-type="float" office:value="182246.53" calcext:value-type="float">
            <text:p>182246,53</text:p>
          </table:table-cell>
          <table:table-cell table:style-name="ce6" table:formula="of:=SUM([.D6:.D17])" office:value-type="float" office:value="-141897.82" calcext:value-type="float">
            <text:p>-141897,82</text:p>
          </table:table-cell>
          <table:table-cell table:style-name="ce6" table:formula="of:=SUM([.E6:.E17])" office:value-type="float" office:value="841232.8" calcext:value-type="float">
            <text:p>841232,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1 Devir</text:p>
          </table:table-cell>
          <table:table-cell table:style-name="ce18" office:value-type="float" office:value="74054" calcext:value-type="float">
            <text:p>74054,00</text:p>
          </table:table-cell>
          <table:table-cell table:style-name="Default"/>
          <table:table-cell table:formula="of:=[.C5]-[.D5]" office:value-type="float" office:value="74054" calcext:value-type="float">
            <text:p>74.054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cak</text:p>
          </table:table-cell>
          <table:table-cell table:formula="of:=[$'01'.E2]" office:value-type="float" office:value="6333.3" calcext:value-type="float">
            <text:p>6.333,30</text:p>
          </table:table-cell>
          <table:table-cell table:formula="of:=[$'01'.F2]" office:value-type="float" office:value="-5334.05" calcext:value-type="float">
            <text:p>-5.334,05</text:p>
          </table:table-cell>
          <table:table-cell table:formula="of:=[.C6]+[.D6]+[.E5]" office:value-type="float" office:value="75053.25" calcext:value-type="float">
            <text:p>75.053,2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Şubat</text:p>
          </table:table-cell>
          <table:table-cell table:formula="of:=[$'02'.E2]" office:value-type="float" office:value="11573.92" calcext:value-type="float">
            <text:p>11.573,92</text:p>
          </table:table-cell>
          <table:table-cell table:formula="of:=[$'02'.F2]" office:value-type="float" office:value="-20438.15" calcext:value-type="float">
            <text:p>-20.438,15</text:p>
          </table:table-cell>
          <table:table-cell table:formula="of:=[.C7]+[.D7]+[.E6]" office:value-type="float" office:value="66189.02" calcext:value-type="float">
            <text:p>66.189,02</text:p>
          </table:table-cell>
          <table:table-cell/>
          <table:table-cell table:style-name="ce20"/>
        </table:table-row>
        <table:table-row table:style-name="ro1">
          <table:table-cell/>
          <table:table-cell office:value-type="string" calcext:value-type="string">
            <text:p>Mart</text:p>
          </table:table-cell>
          <table:table-cell table:formula="of:=[$'03'.E2]" office:value-type="float" office:value="1839.31" calcext:value-type="float">
            <text:p>1.839,31</text:p>
          </table:table-cell>
          <table:table-cell table:formula="of:=[$'03'.F2]" office:value-type="float" office:value="-23933.15" calcext:value-type="float">
            <text:p>-23.933,15</text:p>
          </table:table-cell>
          <table:table-cell table:formula="of:=[.C8]+[.D8]+[.E7]" office:value-type="float" office:value="44095.18" calcext:value-type="float">
            <text:p>44.095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san</text:p>
          </table:table-cell>
          <table:table-cell table:formula="of:=[$'04'.D2]" office:value-type="float" office:value="0" calcext:value-type="float">
            <text:p>0,00</text:p>
          </table:table-cell>
          <table:table-cell table:formula="of:=[$'04'.E2]" office:value-type="float" office:value="0" calcext:value-type="float">
            <text:p>0,00</text:p>
          </table:table-cell>
          <table:table-cell table:formula="of:=[.C9]+[.D9]+[.E8]" office:value-type="float" office:value="44095.18" calcext:value-type="float">
            <text:p>44.095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yıs</text:p>
          </table:table-cell>
          <table:table-cell table:formula="of:=[$'05'.D2]" office:value-type="float" office:value="0" calcext:value-type="float">
            <text:p>0,00</text:p>
          </table:table-cell>
          <table:table-cell table:formula="of:=[$'05'.E2]" office:value-type="float" office:value="0" calcext:value-type="float">
            <text:p>0,00</text:p>
          </table:table-cell>
          <table:table-cell table:formula="of:=[.C10]+[.D10]+[.E9]" office:value-type="float" office:value="44095.18" calcext:value-type="float">
            <text:p>44.095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ziran</text:p>
          </table:table-cell>
          <table:table-cell table:formula="of:=[$'06'.D2]" office:value-type="float" office:value="0" calcext:value-type="float">
            <text:p>0,00</text:p>
          </table:table-cell>
          <table:table-cell table:formula="of:=[$'06'.E2]" office:value-type="float" office:value="0" calcext:value-type="float">
            <text:p>0,00</text:p>
          </table:table-cell>
          <table:table-cell table:formula="of:=[.C11]+[.D11]+[.E10]" office:value-type="float" office:value="44095.18" calcext:value-type="float">
            <text:p>44.095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muz</text:p>
          </table:table-cell>
          <table:table-cell table:formula="of:=[$'07'.D2]" office:value-type="float" office:value="0" calcext:value-type="float">
            <text:p>0,00</text:p>
          </table:table-cell>
          <table:table-cell table:formula="of:=[$'07'.E2]" office:value-type="float" office:value="0" calcext:value-type="float">
            <text:p>0,00</text:p>
          </table:table-cell>
          <table:table-cell table:formula="of:=[.C12]+[.D12]+[.E11]" office:value-type="float" office:value="44095.18" calcext:value-type="float">
            <text:p>44.095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formula="of:=[$'08'.D2]" office:value-type="float" office:value="16500" calcext:value-type="float">
            <text:p>16.500,00</text:p>
          </table:table-cell>
          <table:table-cell table:formula="of:=[$'08'.E2]" office:value-type="float" office:value="-13620.3" calcext:value-type="float">
            <text:p>-13.620,30</text:p>
          </table:table-cell>
          <table:table-cell table:formula="of:=[.C13]+[.D13]+[.E12]" office:value-type="float" office:value="46974.88" calcext:value-type="float">
            <text:p>46.974,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ylül</text:p>
          </table:table-cell>
          <table:table-cell table:formula="of:=[$'09'.D2]" office:value-type="float" office:value="45000" calcext:value-type="float">
            <text:p>45.000,00</text:p>
          </table:table-cell>
          <table:table-cell table:formula="of:=[$'09'.E2]" office:value-type="float" office:value="-11209.5" calcext:value-type="float">
            <text:p>-11.209,50</text:p>
          </table:table-cell>
          <table:table-cell table:formula="of:=[.C14]+[.D14]+[.E13]" office:value-type="float" office:value="80765.38" calcext:value-type="float">
            <text:p>80.765,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kim</text:p>
          </table:table-cell>
          <table:table-cell table:formula="of:=[$'10'.D2]" office:value-type="float" office:value="0" calcext:value-type="float">
            <text:p>0,00</text:p>
          </table:table-cell>
          <table:table-cell table:formula="of:=[$'10'.E2]" office:value-type="float" office:value="0" calcext:value-type="float">
            <text:p>0,00</text:p>
          </table:table-cell>
          <table:table-cell table:formula="of:=[.C15]+[.D15]+[.E14]" office:value-type="float" office:value="80765.38" calcext:value-type="float">
            <text:p>80.765,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sım</text:p>
          </table:table-cell>
          <table:table-cell table:formula="of:=[$'11'.D2]" office:value-type="float" office:value="101000" calcext:value-type="float">
            <text:p>101.000,00</text:p>
          </table:table-cell>
          <table:table-cell table:formula="of:=[$'11'.E2]" office:value-type="float" office:value="-25159.1" calcext:value-type="float">
            <text:p>-25.159,10</text:p>
          </table:table-cell>
          <table:table-cell table:formula="of:=[.C16]+[.D16]+[.E15]" office:value-type="float" office:value="156606.28" calcext:value-type="float">
            <text:p>156.606,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formula="of:=[$'12'.D2]" office:value-type="float" office:value="0" calcext:value-type="float">
            <text:p>0,00</text:p>
          </table:table-cell>
          <table:table-cell table:formula="of:=[$'12'.E2]" office:value-type="float" office:value="-42203.57" calcext:value-type="float">
            <text:p>-42.203,57</text:p>
          </table:table-cell>
          <table:table-cell table:formula="of:=[.C17]+[.D17]+[.E16]" office:value-type="float" office:value="114402.71" calcext:value-type="float">
            <text:p>114.402,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SUM([.C6:.C17])" office:value-type="float" office:value="182246.53" calcext:value-type="float">
            <text:p>182246,53</text:p>
          </table:table-cell>
          <table:table-cell table:style-name="Default" table:formula="of:=SUM([.D6:.D17])" office:value-type="float" office:value="-141897.82" calcext:value-type="float">
            <text:p>-141897,82</text:p>
          </table:table-cell>
          <table:table-cell table:style-name="ce23" table:formula="of:=[.C18]-[.D18]" office:value-type="float" office:value="324144.35" calcext:value-type="float">
            <text:p>324.144,35</text:p>
          </table:table-cell>
          <table:table-cell table:number-columns-repeated="2"/>
        </table:table-row>
      </table:table>
      <table:table table:name="0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ce10"/>
        <table:table-column table:style-name="co1" table:default-cell-style-name="Default"/>
        <table:table-row table:style-name="ro1">
          <table:table-cell table:number-columns-repeated="3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- OCAK 2022</text:p>
          </table:table-cell>
          <table:table-cell table:style-name="ce2"/>
          <table:table-cell table:style-name="ce8" office:value-type="string" calcext:value-type="string">
            <text:p>TOPLAM</text:p>
          </table:table-cell>
          <table:table-cell table:style-name="ce12" table:formula="of:=SUM([.E4:.E52])" office:value-type="float" office:value="6333.3" calcext:value-type="float">
            <text:p>6.333,30</text:p>
          </table:table-cell>
          <table:table-cell table:style-name="ce12" table:formula="of:=SUM([.F4:.F52])" office:value-type="float" office:value="-5334.05" calcext:value-type="float">
            <text:p>-5.334,05</text:p>
          </table:table-cell>
          <table:table-cell table:style-name="ce12" table:formula="of:=[.E2]+[.F2]" office:value-type="float" office:value="999.25" calcext:value-type="float">
            <text:p>999,25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style-name="ce9"/>
          <table:table-cell table:style-name="ce11" table:number-columns-repeated="3"/>
          <table:table-cell/>
        </table:table-row>
        <table:table-row table:style-name="ro1">
          <table:table-cell table:style-name="ce1"/>
          <table:table-cell table:number-columns-repeated="5"/>
          <table:table-cell table:formula="of:=[.G3]+[.E4]+[.F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table:style-name="ce3" office:value-type="string" calcext:value-type="string">
            <text:p>5847500300 /CK ÇEPESAŞ/FATURA</text:p>
          </table:table-cell>
          <table:table-cell table:style-name="ce3" office:value-type="string" calcext:value-type="string">
            <text:p>B</text:p>
          </table:table-cell>
          <table:table-cell table:style-name="ce7" office:value-type="float" office:value="-130.3" calcext:value-type="float">
            <text:p>-130,30</text:p>
          </table:table-cell>
          <table:table-cell table:style-name="ce7"/>
          <table:table-cell table:style-name="ce7" office:value-type="float" office:value="-130.3" calcext:value-type="float">
            <text:p>-130,30</text:p>
          </table:table-cell>
          <table:table-cell table:formula="of:=[.G4]+[.E5]+[.F5]" office:value-type="float" office:value="-130.3" calcext:value-type="float">
            <text:p>-130,30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3" office:value-type="string" calcext:value-type="string">
            <text:p>B</text:p>
          </table:table-cell>
          <table:table-cell table:style-name="ce7" office:value-type="float" office:value="-255.4" calcext:value-type="float">
            <text:p>-255,40</text:p>
          </table:table-cell>
          <table:table-cell table:style-name="ce7"/>
          <table:table-cell table:style-name="ce7" office:value-type="float" office:value="-255.4" calcext:value-type="float">
            <text:p>-255,40</text:p>
          </table:table-cell>
          <table:table-cell table:formula="of:=[.G5]+[.E6]+[.F6]" office:value-type="float" office:value="-385.7" calcext:value-type="float">
            <text:p>-385,70</text:p>
          </table:table-cell>
          <table:table-cell/>
        </table:table-row>
        <table:table-row table:style-name="ro1">
          <table:table-cell table:style-name="ce1" office:value-type="date" office:date-value="2022-01-04" calcext:value-type="date">
            <text:p>04.01.2022</text:p>
          </table:table-cell>
          <table:table-cell table:style-name="ce29" office:value-type="string" calcext:value-type="string">
            <text:p>4876 KK</text:p>
          </table:table-cell>
          <table:table-cell table:style-name="ce29" office:value-type="string" calcext:value-type="string">
            <text:p>B</text:p>
          </table:table-cell>
          <table:table-cell table:style-name="ce7" office:value-type="float" office:value="-50" calcext:value-type="float">
            <text:p>-50,00</text:p>
          </table:table-cell>
          <table:table-cell table:style-name="ce7"/>
          <table:table-cell table:style-name="ce7" office:value-type="float" office:value="-50" calcext:value-type="float">
            <text:p>-50,00</text:p>
          </table:table-cell>
          <table:table-cell table:formula="of:=[.G6]+[.E7]+[.F7]" office:value-type="float" office:value="-435.7" calcext:value-type="float">
            <text:p>-435,70</text:p>
          </table:table-cell>
          <table:table-cell/>
        </table:table-row>
        <table:table-row table:style-name="ro1">
          <table:table-cell table:style-name="ce1"/>
          <table:table-cell table:style-name="ce4" office:value-type="string" calcext:value-type="string">
            <text:p>vodafone</text:p>
          </table:table-cell>
          <table:table-cell table:style-name="ce4"/>
          <table:table-cell table:style-name="ce7" office:value-type="float" office:value="-50" calcext:value-type="float">
            <text:p>-50,00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1"/>
          <table:table-cell table:style-name="ce4"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98.99" calcext:value-type="float">
            <text:p>298,99</text:p>
          </table:table-cell>
          <table:table-cell/>
          <table:table-cell table:formula="of:=[.G7]+[.E10]+[.F10]" office:value-type="float" office:value="-136.71" calcext:value-type="float">
            <text:p>-136,71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630.74" calcext:value-type="float">
            <text:p>630,74</text:p>
          </table:table-cell>
          <table:table-cell/>
          <table:table-cell table:formula="of:=[.G10]+[.E11]+[.F11]" office:value-type="float" office:value="494.03" calcext:value-type="float">
            <text:p>494,03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30.29" calcext:value-type="float">
            <text:p>230,29</text:p>
          </table:table-cell>
          <table:table-cell/>
          <table:table-cell table:formula="of:=[.G11]+[.E12]+[.F12]" office:value-type="float" office:value="724.32" calcext:value-type="float">
            <text:p>724,32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52.91" calcext:value-type="float">
            <text:p>152,91</text:p>
          </table:table-cell>
          <table:table-cell/>
          <table:table-cell table:formula="of:=[.G12]+[.E13]+[.F13]" office:value-type="float" office:value="877.23" calcext:value-type="float">
            <text:p>877,23</text:p>
          </table:table-cell>
          <table:table-cell/>
        </table:table-row>
        <table:table-row table:style-name="ro1">
          <table:table-cell table:style-name="ce1"/>
          <table:table-cell table:number-columns-repeated="5"/>
          <table:table-cell table:formula="of:=[.G13]+[.E14]+[.F14]" office:value-type="float" office:value="877.23" calcext:value-type="float">
            <text:p>877,23</text:p>
          </table:table-cell>
          <table:table-cell/>
        </table:table-row>
        <table:table-row table:style-name="ro1">
          <table:table-cell table:style-name="ce1" office:value-type="date" office:date-value="2022-01-13" calcext:value-type="date">
            <text:p>13.01.2022</text:p>
          </table:table-cell>
          <table:table-cell table:style-name="ce5" office:value-type="string" calcext:value-type="string">
            <text:p>9522138254 /CK ÇEPESAŞ/FATURA</text:p>
          </table:table-cell>
          <table:table-cell table:style-name="ce5" office:value-type="string" calcext:value-type="string">
            <text:p>B</text:p>
          </table:table-cell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G14]+[.E15]+[.F15]" office:value-type="float" office:value="-373.17" calcext:value-type="float">
            <text:p>-373,17</text:p>
          </table:table-cell>
          <table:table-cell/>
        </table:table-row>
        <table:table-row table:style-name="ro1">
          <table:table-cell table:style-name="ce1" office:value-type="date" office:date-value="2022-01-17" calcext:value-type="date">
            <text:p>17.01.2022</text:p>
          </table:table-cell>
          <table:table-cell table:style-name="ce5" office:value-type="string" calcext:value-type="string">
            <text:p>0000383215 /TOKATAMASY/FATURA</text:p>
          </table:table-cell>
          <table:table-cell table:style-name="ce5" office:value-type="string" calcext:value-type="string">
            <text:p>B</text:p>
          </table:table-cell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G15]+[.E16]+[.F16]" office:value-type="float" office:value="-411.04" calcext:value-type="float">
            <text:p>-411,04</text:p>
          </table:table-cell>
          <table:table-cell/>
        </table:table-row>
        <table:table-row table:style-name="ro1">
          <table:table-cell table:style-name="ce1" office:value-type="date" office:date-value="2022-01-17" calcext:value-type="date">
            <text:p>17.01.2022</text:p>
          </table:table-cell>
          <table:table-cell table:style-name="ce5" office:value-type="string" calcext:value-type="string">
            <text:p>000374398 /TOKATAMASY/FATURA</text:p>
          </table:table-cell>
          <table:table-cell table:style-name="ce5" office:value-type="string" calcext:value-type="string">
            <text:p>B</text:p>
          </table:table-cell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G16]+[.E17]+[.F17]" office:value-type="float" office:value="-1019.12" calcext:value-type="float">
            <text:p>-1.019,12</text:p>
          </table:table-cell>
          <table:table-cell/>
        </table:table-row>
        <table:table-row table:style-name="ro1">
          <table:table-cell table:style-name="ce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G17]+[.E18]+[.F18]" office:value-type="float" office:value="-1019.12" calcext:value-type="float">
            <text:p>-1.019,12</text:p>
          </table:table-cell>
          <table:table-cell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020.37" calcext:value-type="float">
            <text:p>3.020,37</text:p>
          </table:table-cell>
          <table:table-cell/>
          <table:table-cell table:formula="of:=[.G18]+[.E19]+[.F19]" office:value-type="float" office:value="2001.25" calcext:value-type="float">
            <text:p>2.001,25</text:p>
          </table:table-cell>
          <table:table-cell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G19]+[.E20]+[.F20]" office:value-type="float" office:value="500.25" calcext:value-type="float">
            <text:p>500,25</text:p>
          </table:table-cell>
          <table:table-cell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G20]+[.E21]+[.F21]" office:value-type="float" office:value="-1000.75" calcext:value-type="float">
            <text:p>-1.000,75</text:p>
          </table:table-cell>
          <table:table-cell/>
        </table:table-row>
        <table:table-row table:style-name="ro1">
          <table:table-cell table:style-name="ce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00" calcext:value-type="float">
            <text:p>2.000,00</text:p>
          </table:table-cell>
          <table:table-cell/>
          <table:table-cell table:formula="of:=[.G21]+[.E22]+[.F22]" office:value-type="float" office:value="999.25" calcext:value-type="float">
            <text:p>999,25</text:p>
          </table:table-cell>
          <table:table-cell/>
        </table:table-row>
        <table:table-row table:style-name="ro1" table:number-rows-repeated="3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/>
          <table:table-cell table:number-columns-repeated="2"/>
          <table:table-cell table:style-name="ce7" table:number-columns-repeated="4"/>
          <table:table-cell/>
        </table:table-row>
        <table:table-row table:style-name="ro1" table:number-rows-repeated="2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6"/>
        </table:table-row>
        <table:table-row table:style-name="ro1">
          <table:table-cell table:style-name="ce1"/>
          <table:table-cell table:number-columns-repeated="2"/>
          <table:table-cell table:style-name="ce11" table:number-columns-repeated="3"/>
          <table:table-cell/>
          <table:table-cell table:style-name="ce6"/>
        </table:table-row>
        <table:table-row table:style-name="ro1" table:number-rows-repeated="19"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2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style-name="ce1"/>
          <table:table-cell table:number-columns-repeated="2"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style-name="ce6" table:number-columns-repeated="2"/>
          <table:table-cell table:number-columns-repeated="5"/>
        </table:table-row>
        <table:table-row table:style-name="ro1" table:number-rows-repeated="2">
          <table:table-cell table:style-name="ce1"/>
          <table:table-cell table:style-name="ce3" table:number-columns-repeated="2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 table:number-columns-repeated="2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7"/>
        </table:table-row>
        <table:table-row table:style-name="ro1" table:number-rows-repeated="3">
          <table:table-cell table:style-name="ce1"/>
          <table:table-cell table:style-name="ce5" table:number-columns-repeated="2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17">
          <table:table-cell table:style-name="ce1"/>
          <table:table-cell table:number-columns-repeated="2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1" table:number-columns-repeated="3"/>
          <table:table-cell table:number-columns-repeated="2"/>
        </table:table-row>
        <table:table-row table:style-name="ro1" table:number-rows-repeated="2">
          <table:table-cell table:style-name="ce1"/>
          <table:table-cell table:style-name="ce6" table:number-columns-repeated="2"/>
          <table:table-cell table:number-columns-repeated="5"/>
        </table:table-row>
        <table:table-row table:style-name="ro1" table:number-rows-repeated="2">
          <table:table-cell table:style-name="ce1"/>
          <table:table-cell table:style-name="ce3" table:number-columns-repeated="2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 table:number-columns-repeated="2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7"/>
        </table:table-row>
        <table:table-row table:style-name="ro1" table:number-rows-repeated="3">
          <table:table-cell table:style-name="ce1"/>
          <table:table-cell table:style-name="ce5" table:number-columns-repeated="2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style-name="ce6" table:number-columns-repeated="2"/>
          <table:table-cell table:number-columns-repeated="5"/>
        </table:table-row>
        <table:table-row table:style-name="ro1">
          <table:table-cell/>
          <table:table-cell table:style-name="ce6" table:number-columns-repeated="2"/>
          <table:table-cell table:number-columns-repeated="5"/>
        </table:table-row>
        <table:table-row table:style-name="ro1" table:number-rows-repeated="2">
          <table:table-cell table:style-name="ce1"/>
          <table:table-cell table:style-name="ce3" table:number-columns-repeated="2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 table:number-columns-repeated="2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7"/>
        </table:table-row>
        <table:table-row table:style-name="ro1" table:number-rows-repeated="3">
          <table:table-cell table:style-name="ce1"/>
          <table:table-cell table:style-name="ce5" table:number-columns-repeated="2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1" table:number-columns-repeated="3"/>
          <table:table-cell table:number-columns-repeated="2"/>
        </table:table-row>
        <table:table-row table:style-name="ro1">
          <table:table-cell/>
          <table:table-cell table:style-name="ce6" table:number-columns-repeated="2"/>
          <table:table-cell table:number-columns-repeated="5"/>
        </table:table-row>
        <table:table-row table:style-name="ro1">
          <table:table-cell/>
          <table:table-cell table:style-name="ce6" table:number-columns-repeated="2"/>
          <table:table-cell table:style-name="ce11"/>
          <table:table-cell table:number-columns-repeated="4"/>
        </table:table-row>
        <table:table-row table:style-name="ro1" table:number-rows-repeated="2">
          <table:table-cell table:style-name="ce1"/>
          <table:table-cell table:style-name="ce3" table:number-columns-repeated="2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 table:number-columns-repeated="2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7"/>
        </table:table-row>
        <table:table-row table:style-name="ro1" table:number-rows-repeated="3">
          <table:table-cell table:style-name="ce1"/>
          <table:table-cell table:style-name="ce5" table:number-columns-repeated="2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1" table:number-columns-repeated="3"/>
          <table:table-cell table:number-columns-repeated="2"/>
        </table:table-row>
        <table:table-row table:style-name="ro1">
          <table:table-cell/>
          <table:table-cell table:style-name="ce6" table:number-columns-repeated="2"/>
          <table:table-cell table:style-name="ce11"/>
          <table:table-cell table:number-columns-repeated="4"/>
        </table:table-row>
        <table:table-row table:style-name="ro1">
          <table:table-cell/>
          <table:table-cell table:style-name="ce6" table:number-columns-repeated="2"/>
          <table:table-cell table:number-columns-repeated="5"/>
        </table:table-row>
        <table:table-row table:style-name="ro1" table:number-rows-repeated="2">
          <table:table-cell table:style-name="ce1"/>
          <table:table-cell table:style-name="ce3" table:number-columns-repeated="2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 table:number-columns-repeated="2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7"/>
        </table:table-row>
        <table:table-row table:style-name="ro1" table:number-rows-repeated="3">
          <table:table-cell table:style-name="ce1"/>
          <table:table-cell table:style-name="ce5" table:number-columns-repeated="2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1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5"/>
        </table:table-row>
        <table:table-row table:style-name="ro1" table:number-rows-repeated="2">
          <table:table-cell table:style-name="ce1"/>
          <table:table-cell table:style-name="ce3" table:number-columns-repeated="2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 table:number-columns-repeated="2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7"/>
        </table:table-row>
        <table:table-row table:style-name="ro1" table:number-rows-repeated="3">
          <table:table-cell table:style-name="ce1"/>
          <table:table-cell table:style-name="ce5" table:number-columns-repeated="2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1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5"/>
        </table:table-row>
        <table:table-row table:style-name="ro1" table:number-rows-repeated="2">
          <table:table-cell table:style-name="ce1"/>
          <table:table-cell table:style-name="ce3" table:number-columns-repeated="2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 table:number-columns-repeated="2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7"/>
        </table:table-row>
        <table:table-row table:style-name="ro1" table:number-rows-repeated="3">
          <table:table-cell table:style-name="ce1"/>
          <table:table-cell table:style-name="ce5" table:number-columns-repeated="2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1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6" table:number-columns-repeated="2"/>
          <table:table-cell table:number-columns-repeated="5"/>
        </table:table-row>
        <table:table-row table:style-name="ro1" table:number-rows-repeated="104829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2" table:style-name="ta2">
        <table:table-column table:style-name="co1" table:default-cell-style-name="ce1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ce10"/>
        <table:table-row table:style-name="ro1">
          <table:table-cell table:style-name="Default"/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ŞUBAT 2022</text:p>
          </table:table-cell>
          <table:table-cell table:number-columns-repeated="2"/>
          <table:table-cell table:style-name="ce8" office:value-type="string" calcext:value-type="string">
            <text:p>TOPLAM</text:p>
          </table:table-cell>
          <table:table-cell table:style-name="ce12" table:formula="of:=SUM([.E4:.E55])" office:value-type="float" office:value="11573.92" calcext:value-type="float">
            <text:p>11.573,92</text:p>
          </table:table-cell>
          <table:table-cell table:style-name="ce12" table:formula="of:=SUM([.F4:.F55])" office:value-type="float" office:value="-20438.15" calcext:value-type="float">
            <text:p>-20.438,15</text:p>
          </table:table-cell>
          <table:table-cell table:style-name="ce12" table:formula="of:=[.E2]+[.F2]" office:value-type="float" office:value="-8864.23" calcext:value-type="float">
            <text:p>-8.864,23</text:p>
          </table:table-cell>
        </table:table-row>
        <table:table-row table:style-name="ro1">
          <table:table-cell table:number-columns-repeated="3"/>
          <table:table-cell table:style-name="ce9"/>
          <table:table-cell table:style-name="ce11" table:number-columns-repeated="2"/>
          <table:table-cell table:style-name="ce7"/>
        </table:table-row>
        <table:table-row table:style-name="ro1">
          <table:table-cell/>
          <table:table-cell office:value-type="string" calcext:value-type="string">
            <text:p>EK GİRİŞ</text:p>
          </table:table-cell>
          <table:table-cell/>
          <table:table-cell table:style-name="ce9" table:number-columns-repeated="2"/>
          <table:table-cell table:style-name="ce11"/>
          <table:table-cell table:formula="of:=[.G3]+[.E4]+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3" office:value-type="string" calcext:value-type="string">
            <text:p>5847500300 /CK ÇEPESAŞ/FATURA</text:p>
          </table:table-cell>
          <table:table-cell table:style-name="ce3" office:value-type="string" calcext:value-type="string">
            <text:p>b</text:p>
          </table:table-cell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G4]+[.E5]+[.F5]" office:value-type="float" office:value="-182.2" calcext:value-type="float">
            <text:p>-182,2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3" office:value-type="string" calcext:value-type="string">
            <text:p>B</text:p>
          </table:table-cell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G5]+[.E6]+[.F6]" office:value-type="float" office:value="-618.5" calcext:value-type="float">
            <text:p>-618,50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29" office:value-type="string" calcext:value-type="string">
            <text:p>4876 KK</text:p>
          </table:table-cell>
          <table:table-cell table:style-name="ce29" office:value-type="string" calcext:value-type="string">
            <text:p>B</text:p>
          </table:table-cell>
          <table:table-cell office:value-type="float" office:value="-5577.72" calcext:value-type="float">
            <text:p>-5.577,72</text:p>
          </table:table-cell>
          <table:table-cell/>
          <table:table-cell office:value-type="float" office:value="-5577.72" calcext:value-type="float">
            <text:p>-5.577,72</text:p>
          </table:table-cell>
          <table:table-cell table:formula="of:=[.G6]+[.E7]+[.F7]" office:value-type="float" office:value="-6196.22" calcext:value-type="float">
            <text:p>-6.196,22</text:p>
          </table:table-cell>
        </table:table-row>
        <table:table-row table:style-name="ro1">
          <table:table-cell/>
          <table:table-cell table:style-name="ce4" office:value-type="string" calcext:value-type="string">
            <text:p>vodafone</text:p>
          </table:table-cell>
          <table:table-cell table:style-name="ce4"/>
          <table:table-cell office:value-type="float" office:value="-15" calcext:value-type="float">
            <text:p>-15,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almer bilgisayar</text:p>
          </table:table-cell>
          <table:table-cell table:style-name="ce4"/>
          <table:table-cell office:value-type="float" office:value="-5254.4" calcext:value-type="float">
            <text:p>-5.254,4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anggood lcd controller</text:p>
          </table:table-cell>
          <table:table-cell table:style-name="ce4"/>
          <table:table-cell office:value-type="float" office:value="-308.32" calcext:value-type="float">
            <text:p>-308,32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number-columns-repeated="2" office:value-type="float" office:value="508.99" calcext:value-type="float">
            <text:p>508,99</text:p>
          </table:table-cell>
          <table:table-cell/>
          <table:table-cell table:formula="of:=[.G7]+[.E12]+[.F12]" office:value-type="float" office:value="-5687.23" calcext:value-type="float">
            <text:p>-5.687,23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number-columns-repeated="2" office:value-type="float" office:value="1487.83" calcext:value-type="float">
            <text:p>1.487,83</text:p>
          </table:table-cell>
          <table:table-cell/>
          <table:table-cell table:formula="of:=[.G12]+[.E13]+[.F13]" office:value-type="float" office:value="-4199.4" calcext:value-type="float">
            <text:p>-4.199,4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number-columns-repeated="2" office:value-type="float" office:value="489.66" calcext:value-type="float">
            <text:p>489,66</text:p>
          </table:table-cell>
          <table:table-cell/>
          <table:table-cell table:formula="of:=[.G13]+[.E14]+[.F14]" office:value-type="float" office:value="-3709.74" calcext:value-type="float">
            <text:p>-3.709,7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number-columns-repeated="2" office:value-type="float" office:value="60.24" calcext:value-type="float">
            <text:p>60,24</text:p>
          </table:table-cell>
          <table:table-cell/>
          <table:table-cell table:formula="of:=[.G14]+[.E15]+[.F15]" office:value-type="float" office:value="-3649.5" calcext:value-type="float">
            <text:p>-3.649,50</text:p>
          </table:table-cell>
        </table:table-row>
        <table:table-row table:style-name="ro1">
          <table:table-cell table:number-columns-repeated="6"/>
          <table:table-cell table:formula="of:=[.G15]+[.E16]+[.F16]" office:value-type="float" office:value="-3649.5" calcext:value-type="float">
            <text:p>-3.649,50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5" office:value-type="string" calcext:value-type="string">
            <text:p>9522138254 /CK ÇEPESAŞ/FATURA</text:p>
          </table:table-cell>
          <table:table-cell table:style-name="ce5" office:value-type="string" calcext:value-type="string">
            <text:p>B</text:p>
          </table:table-cell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G16]+[.E17]+[.F17]" office:value-type="float" office:value="-5968.98" calcext:value-type="float">
            <text:p>-5.968,98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5" office:value-type="string" calcext:value-type="string">
            <text:p>0000383215 /TOKATAMASY/FATURA</text:p>
          </table:table-cell>
          <table:table-cell table:style-name="ce5" office:value-type="string" calcext:value-type="string">
            <text:p>B</text:p>
          </table:table-cell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G17]+[.E18]+[.F18]" office:value-type="float" office:value="-6013.36" calcext:value-type="float">
            <text:p>-6.013,3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5" office:value-type="string" calcext:value-type="string">
            <text:p>000374398 /TOKATAMASY/FATURA</text:p>
          </table:table-cell>
          <table:table-cell table:style-name="ce5" office:value-type="string" calcext:value-type="string">
            <text:p>B</text:p>
          </table:table-cell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G18]+[.E19]+[.F19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2">banka havalesi</text:span></text:p>
          </table:table-cell>
          <table:table-cell table:style-name="ce13" office:value-type="string" calcext:value-type="string">
            <text:p>B</text:p>
          </table:table-cell>
          <table:table-cell office:value-type="float" office:value="2000" calcext:value-type="float">
            <text:p>2.000,00</text:p>
          </table:table-cell>
          <table:table-cell office:value-type="float" office:value="2500" calcext:value-type="float">
            <text:p>2.500,00</text:p>
          </table:table-cell>
          <table:table-cell/>
          <table:table-cell table:formula="of:=[.G19]+[.E20]+[.F20]" office:value-type="float" office:value="-4591.43" calcext:value-type="float">
            <text:p>-4.591,43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2">banka havalesi</text:span></text:p>
          </table:table-cell>
          <table:table-cell table:style-name="ce13" office:value-type="string" calcext:value-type="string">
            <text:p>B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formula="of:=[.G20]+[.E21]+[.F21]" office:value-type="float" office:value="-4091.43" calcext:value-type="float">
            <text:p>-4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office:value-type="float" office:value="3020.37" calcext:value-type="float">
            <text:p>3.020,37</text:p>
          </table:table-cell>
          <table:table-cell office:value-type="float" office:value="3027.2" calcext:value-type="float">
            <text:p>3.027,20</text:p>
          </table:table-cell>
          <table:table-cell/>
          <table:table-cell table:formula="of:=[.G21]+[.E22]+[.F22]" office:value-type="float" office:value="-1064.23" calcext:value-type="float">
            <text:p>-1.064,2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G22]+[.E23]+[.F23]" office:value-type="float" office:value="-2564.23" calcext:value-type="float">
            <text:p>-2.564,2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office:value-type="float" office:value="-21510.75" calcext:value-type="float">
            <text:p>-21.510,75</text:p>
          </table:table-cell>
          <table:table-cell table:number-columns-repeated="2"/>
          <table:table-cell table:formula="of:=[.G23]+[.E24]+[.F24]" office:value-type="float" office:value="-2564.23" calcext:value-type="float">
            <text:p>-2.564,2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G24]+[.E25]+[.F25]" office:value-type="float" office:value="-3964.23" calcext:value-type="float">
            <text:p>-3.964,2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G25]+[.E26]+[.F26]" office:value-type="float" office:value="-11864.23" calcext:value-type="float">
            <text:p>-11.864,23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number-columns-repeated="2" office:value-type="float" office:value="3000" calcext:value-type="float">
            <text:p>3.000,00</text:p>
          </table:table-cell>
          <table:table-cell/>
          <table:table-cell table:formula="of:=[.G26]+[.E27]+[.F27]" office:value-type="float" office:value="-8864.23" calcext:value-type="float">
            <text:p>-8.864,2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2"/>
          <table:table-cell/>
        </table:table-row>
      </table:table>
      <table:table table:name="03" table:style-name="ta1">
        <table:table-column table:style-name="co8" table:default-cell-style-name="ce1"/>
        <table:table-column table:style-name="co3" table:default-cell-style-name="Default"/>
        <table:table-column table:style-name="co9" table:default-cell-style-name="Default"/>
        <table:table-column table:style-name="co1" table:default-cell-style-name="ce10"/>
        <table:table-column table:style-name="co10" table:default-cell-style-name="ce10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 table:style-name="Default"/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4" office:value-type="string" calcext:value-type="string">
            <text:p>- MART 2022</text:p>
          </table:table-cell>
          <table:table-cell table:number-columns-repeated="2"/>
          <table:table-cell table:style-name="ce8" office:value-type="string" calcext:value-type="string">
            <text:p>TOPLAM</text:p>
          </table:table-cell>
          <table:table-cell table:style-name="ce12" table:formula="of:=SUM([.E4:.E54])" office:value-type="float" office:value="1839.31" calcext:value-type="float">
            <text:p>1.839,31</text:p>
          </table:table-cell>
          <table:table-cell table:style-name="ce12" table:formula="of:=SUM([.F4:.F54])" office:value-type="float" office:value="-23933.15" calcext:value-type="float">
            <text:p>-23.933,15</text:p>
          </table:table-cell>
          <table:table-cell table:style-name="ce12" table:formula="of:=[.E2]+[.F2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/>
          <table:table-cell table:style-name="ce6" table:number-columns-repeated="2"/>
          <table:table-cell table:style-name="ce11" table:number-columns-repeated="3"/>
          <table:table-cell/>
          <table:table-cell table:style-name="ce6"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3" office:value-type="string" calcext:value-type="string">
            <text:p>5847500300 /CK ÇEPESAŞ/FATURA</text:p>
          </table:table-cell>
          <table:table-cell table:style-name="ce3" office:value-type="string" calcext:value-type="string">
            <text:p>B</text:p>
          </table:table-cell>
          <table:table-cell table:style-name="ce9" office:value-type="float" office:value="-167" calcext:value-type="float">
            <text:p>-167,00</text:p>
          </table:table-cell>
          <table:table-cell table:style-name="ce11"/>
          <table:table-cell table:style-name="ce11" office:value-type="float" office:value="-167" calcext:value-type="float">
            <text:p>-167,00</text:p>
          </table:table-cell>
          <table:table-cell table:formula="of:=[.G3]+[.E4]+[.F4]" office:value-type="float" office:value="-167" calcext:value-type="float">
            <text:p>-167,00</text:p>
          </table:table-cell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3" office:value-type="string" calcext:value-type="string">
            <text:p>B</text:p>
          </table:table-cell>
          <table:table-cell table:style-name="ce9" office:value-type="float" office:value="-428" calcext:value-type="float">
            <text:p>-428,00</text:p>
          </table:table-cell>
          <table:table-cell table:style-name="ce11"/>
          <table:table-cell table:style-name="ce11" office:value-type="float" office:value="-428" calcext:value-type="float">
            <text:p>-428,00</text:p>
          </table:table-cell>
          <table:table-cell table:formula="of:=[.G4]+[.E5]+[.F5]" office:value-type="float" office:value="-595" calcext:value-type="float">
            <text:p>-595,00</text:p>
          </table:table-cell>
          <table:table-cell table:style-name="ce6"/>
        </table:table-row>
        <table:table-row table:style-name="ro1">
          <table:table-cell/>
          <table:table-cell table:style-name="ce29" office:value-type="string" calcext:value-type="string">
            <text:p>4876 KK</text:p>
          </table:table-cell>
          <table:table-cell table:style-name="ce29" office:value-type="string" calcext:value-type="string">
            <text:p>B</text:p>
          </table:table-cell>
          <table:table-cell table:style-name="ce9" office:value-type="float" office:value="-21729.75" calcext:value-type="float">
            <text:p>-21.729,75</text:p>
          </table:table-cell>
          <table:table-cell table:style-name="ce11"/>
          <table:table-cell table:style-name="ce11" office:value-type="float" office:value="-21729.75" calcext:value-type="float">
            <text:p>-21.729,75</text:p>
          </table:table-cell>
          <table:table-cell table:formula="of:=[.G5]+[.E6]+[.F6]" office:value-type="float" office:value="-22324.75" calcext:value-type="float">
            <text:p>-22.324,75</text:p>
          </table:table-cell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vodafone</text:p>
          </table:table-cell>
          <table:table-cell table:style-name="ce4"/>
          <table:table-cell table:style-name="ce9" office:value-type="float" office:value="-50" calcext:value-type="float">
            <text:p>-50,00</text:p>
          </table:table-cell>
          <table:table-cell table:style-name="ce11" table:number-columns-repeated="2"/>
          <table:table-cell/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daü yasemin</text:p>
          </table:table-cell>
          <table:table-cell table:style-name="ce4"/>
          <table:table-cell table:style-name="ce9" office:value-type="float" office:value="-21510.75" calcext:value-type="float">
            <text:p>-21.510,75</text:p>
          </table:table-cell>
          <table:table-cell table:style-name="ce11" table:number-columns-repeated="2"/>
          <table:table-cell/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06 yb 1397 1. taksit</text:p>
          </table:table-cell>
          <table:table-cell table:style-name="ce4"/>
          <table:table-cell table:style-name="ce9" office:value-type="float" office:value="-169" calcext:value-type="float">
            <text:p>-169,00</text:p>
          </table:table-cell>
          <table:table-cell table:style-name="ce11" table:number-columns-repeated="2"/>
          <table:table-cell/>
          <table:table-cell table:style-name="ce6"/>
        </table:table-row>
        <table:table-row table:style-name="ro1">
          <table:table-cell/>
          <table:table-cell table:style-name="ce4" table:number-columns-repeated="2"/>
          <table:table-cell table:style-name="ce11" table:number-columns-repeated="3"/>
          <table:table-cell/>
          <table:table-cell table:style-name="ce6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office:value-type="float" office:value="375" calcext:value-type="float">
            <text:p>375,00</text:p>
          </table:table-cell>
          <table:table-cell/>
          <table:table-cell table:formula="of:=[.G6]+[.E11]+[.F11]" office:value-type="float" office:value="-21949.75" calcext:value-type="float">
            <text:p>-21.949,75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office:value-type="float" office:value="1140" calcext:value-type="float">
            <text:p>1.140,00</text:p>
          </table:table-cell>
          <table:table-cell/>
          <table:table-cell table:formula="of:=[.G11]+[.E12]+[.F12]" office:value-type="float" office:value="-20809.75" calcext:value-type="float">
            <text:p>-20.809,75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office:value-type="float" office:value="255" calcext:value-type="float">
            <text:p>255,00</text:p>
          </table:table-cell>
          <table:table-cell/>
          <table:table-cell table:formula="of:=[.G12]+[.E13]+[.F13]" office:value-type="float" office:value="-20554.75" calcext:value-type="float">
            <text:p>-20.554,75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69.31" calcext:value-type="float">
            <text:p>69,31</text:p>
          </table:table-cell>
          <table:table-cell/>
          <table:table-cell table:formula="of:=[.G13]+[.E14]+[.F14]" office:value-type="float" office:value="-20485.44" calcext:value-type="float">
            <text:p>-20.485,4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5" office:value-type="string" calcext:value-type="string">
            <text:p>9522138254 /CK ÇEPESAŞ/FATURA</text:p>
          </table:table-cell>
          <table:table-cell table:style-name="ce5" office:value-type="string" calcext:value-type="string">
            <text:p>B</text:p>
          </table:table-cell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G14]+[.E15]+[.F15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formula="of:=[.G15]+[.E16]+[.F16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style-name="ce5"/>
          <table:table-cell table:number-columns-repeated="3"/>
          <table:table-cell table:formula="of:=[.G16]+[.E17]+[.F17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style-name="ce5"/>
          <table:table-cell table:number-columns-repeated="3"/>
          <table:table-cell table:formula="of:=[.G17]+[.E18]+[.F18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/>
          <table:table-cell table:formula="of:=[.G18]+[.E19]+[.F19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/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G19]+[.E20]+[.F20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/>
          <table:table-cell office:value-type="float" office:value="-1503" calcext:value-type="float">
            <text:p>-1.503,00</text:p>
          </table:table-cell>
          <table:table-cell table:number-columns-repeated="2"/>
          <table:table-cell table:formula="of:=[.G20]+[.E21]+[.F21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/>
          <table:table-cell office:value-type="float" office:value="-1503" calcext:value-type="float">
            <text:p>-1.503,00</text:p>
          </table:table-cell>
          <table:table-cell table:number-columns-repeated="2"/>
          <table:table-cell table:formula="of:=[.G21]+[.E22]+[.F22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</text:p>
          </table:table-cell>
          <table:table-cell/>
          <table:table-cell office:value-type="float" office:value="3000" calcext:value-type="float">
            <text:p>3.000,00</text:p>
          </table:table-cell>
          <table:table-cell table:number-columns-repeated="2"/>
          <table:table-cell table:formula="of:=[.G22]+[.E23]+[.F23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4" table:style-name="ta2">
        <table:table-column table:style-name="co1" table:default-cell-style-name="ce1"/>
        <table:table-column table:style-name="co11" table:default-cell-style-name="Default"/>
        <table:table-column table:style-name="co1" table:number-columns-repeated="4" table:default-cell-style-name="ce10"/>
        <table:table-row table:style-name="ro1">
          <table:table-cell table:style-name="Default"/>
          <table:table-cell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NİSAN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3])" office:value-type="float" office:value="0" calcext:value-type="float">
            <text:p>0,00</text:p>
          </table:table-cell>
          <table:table-cell table:style-name="ce12" table:formula="of:=SUM([.E4:.E53])" office:value-type="float" office:value="0" calcext:value-type="float">
            <text:p>0,00</text:p>
          </table:table-cell>
          <table:table-cell table:style-name="ce12" table:formula="of:=[.D2]+[.E2]" office:value-type="float" office:value="0" calcext:value-type="float">
            <text:p>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06 yb 1397 2. taksit</text:p>
          </table:table-cell>
          <table:table-cell table:style-name="ce11" office:value-type="float" office:value="169" calcext:value-type="float">
            <text:p>169,00</text:p>
          </table:table-cell>
          <table:table-cell table:style-name="ce11"/>
          <table:table-cell table:number-columns-repeated="2"/>
        </table:table-row>
        <table:table-row table:style-name="ro1" table:number-rows-repeated="2">
          <table:table-cell/>
          <table:table-cell table:style-name="ce4"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10]+[.E1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 +++++++++++++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style-name="Default"/>
          <table:table-cell/>
          <table:table-cell table:formula="of:=[.F19]+[.D20]+[.E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style-name="Default"/>
          <table:table-cell/>
          <table:table-cell table:formula="of:=[.F20]+[.D21]+[.E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formula="of:=[.F21]+[.D22]+[.E22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22]+[.D23]+[.E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Kira <text:s/>++++++++++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3]+[.D24]+[.E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Kira <text:s/>++++Nazan++24,91+</text:p>
          </table:table-cell>
          <table:table-cell table:formula="of:=[.C24]*0.2491*-1" office:value-type="float" office:value="-16191.5" calcext:value-type="float">
            <text:p>-16.191,50</text:p>
          </table:table-cell>
          <table:table-cell table:number-columns-repeated="2"/>
          <table:table-cell table:formula="of:=[.F24]+[.D25]+[.E2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25]+[.D26]+[.E26]" office:value-type="float" office:value="0" calcext:value-type="float">
            <text:p>0,00</text:p>
          </table:table-cell>
        </table:table-row>
      </table:table>
      <table:table table:name="05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MAYIS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0" calcext:value-type="float">
            <text:p>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ce7" table:number-columns-repeated="4"/>
        </table:table-row>
        <table:table-row table:style-name="ro1">
          <table:table-cell/>
          <table:table-cell table:style-name="ce6"/>
          <table:table-cell table:number-columns-repeated="3"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9]+[.D20]+[.E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06" table:style-name="ta2"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HAZİRAN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0" calcext:value-type="float">
            <text:p>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9]+[.D20]+[.E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 table:style-name="ce23" office:value-type="float" office:value="5000" calcext:value-type="float">
            <text:p>5.000,00</text:p>
          </table:table-cell>
          <table:table-cell table:style-name="Default" table:number-columns-repeated="2"/>
          <table:table-cell table:formula="of:=[.F20]+[.D21]+[.E21]" office:value-type="float" office:value="0" calcext:value-type="float">
            <text:p>0,00</text:p>
          </table:table-cell>
        </table:table-row>
      </table:table>
      <table:table table:name="07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TEMMUZ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0" calcext:value-type="float">
            <text:p>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-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-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-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-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-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-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-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-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-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-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-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4]+[.D15]-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-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-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-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8]+[.D19]-[.E19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[.F19]+[.D20]-[.E20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[.F20]+[.D21]-[.E21]" office:value-type="float" office:value="0" calcext:value-type="float">
            <text:p>0,00</text:p>
          </table:table-cell>
        </table:table-row>
      </table:table>
      <table:table table:name="08" table:style-name="ta2"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AĞUSTOS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16500" calcext:value-type="float">
            <text:p>16.500,00</text:p>
          </table:table-cell>
          <table:table-cell table:style-name="ce12" table:formula="of:=SUM([.E4:.E50])" office:value-type="float" office:value="-13620.3" calcext:value-type="float">
            <text:p>-13.620,30</text:p>
          </table:table-cell>
          <table:table-cell table:style-name="ce12" table:formula="of:=[.D2]+[.E2]" office:value-type="float" office:value="2879.7" calcext:value-type="float">
            <text:p>2.879,7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 table:number-columns-repeated="2" table:style-name="Default" office:value-type="float" office:value="16500" calcext:value-type="float">
            <text:p>16500</text:p>
          </table:table-cell>
          <table:table-cell table:style-name="Default"/>
          <table:table-cell table:formula="of:=[.F19]+[.D20]+[.E20]" office:value-type="float" office:value="16500" calcext:value-type="float">
            <text:p>16.50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style-name="Default" office:value-type="float" office:value="-13620.3" calcext:value-type="float">
            <text:p>-13620,3</text:p>
          </table:table-cell>
          <table:table-cell table:style-name="Default"/>
          <table:table-cell table:style-name="Default" office:value-type="float" office:value="-13620.3" calcext:value-type="float">
            <text:p>-13620,3</text:p>
          </table:table-cell>
          <table:table-cell table:formula="of:=[.F20]+[.D21]+[.E21]" office:value-type="float" office:value="2879.7" calcext:value-type="float">
            <text:p>2.879,70</text:p>
          </table:table-cell>
        </table:table-row>
      </table:table>
      <table:table table:name="09" table:style-name="ta2"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45000" calcext:value-type="float">
            <text:p>45.000,00</text:p>
          </table:table-cell>
          <table:table-cell table:style-name="ce12" table:formula="of:=SUM([.E4:.E50])" office:value-type="float" office:value="-11209.5" calcext:value-type="float">
            <text:p>-11.209,50</text:p>
          </table:table-cell>
          <table:table-cell table:style-name="ce12" table:formula="of:=[.D2]+[.E2]" office:value-type="float" office:value="33790.5" calcext:value-type="float">
            <text:p>33.790,50</text:p>
          </table:table-cell>
        </table:table-row>
        <table:table-row table:style-name="ro1">
          <table:table-cell table:style-name="ce6" office:value-type="string" calcext:value-type="string">
            <text:p>- EYLÜL 2022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İRA +++++++++</text:p>
          </table:table-cell>
          <table:table-cell table:number-columns-repeated="2" table:style-name="ce23" office:value-type="float" office:value="45000" calcext:value-type="float">
            <text:p>45.000,00</text:p>
          </table:table-cell>
          <table:table-cell table:style-name="ce23"/>
          <table:table-cell table:formula="of:=[.F19]+[.D20]+[.E20]" office:value-type="float" office:value="45000" calcext:value-type="float">
            <text:p>45.000,00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otorcu Emre Kira</text:span>+Nazan++24,91+</text:p>
          </table:table-cell>
          <table:table-cell table:formula="of:=[.C20]*0.2491*-1" office:value-type="float" office:value="-11209.5" calcext:value-type="float">
            <text:p>-11.209,50</text:p>
          </table:table-cell>
          <table:table-cell/>
          <table:table-cell table:formula="of:=[.C21]" office:value-type="float" office:value="-11209.5" calcext:value-type="float">
            <text:p>-11.209,50</text:p>
          </table:table-cell>
          <table:table-cell table:formula="of:=[.F20]+[.D21]+[.E21]" office:value-type="float" office:value="33790.5" calcext:value-type="float">
            <text:p>33.790,50</text:p>
          </table:table-cell>
        </table:table-row>
      </table:table>
      <table:table table:name="10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EKİM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0" calcext:value-type="float">
            <text:p>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[.F19]+[.D20]+[.E2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KASIM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1])" office:value-type="float" office:value="101000" calcext:value-type="float">
            <text:p>101.000,00</text:p>
          </table:table-cell>
          <table:table-cell table:style-name="ce12" table:formula="of:=SUM([.E4:.E51])" office:value-type="float" office:value="-25159.1" calcext:value-type="float">
            <text:p>-25.159,10</text:p>
          </table:table-cell>
          <table:table-cell table:style-name="ce12" table:formula="of:=[.D2]+[.E2]" office:value-type="float" office:value="75840.9" calcext:value-type="float">
            <text:p>75.840,9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 table:number-columns-repeated="2" office:value-type="float" office:value="65000" calcext:value-type="float">
            <text:p>65.000,00</text:p>
          </table:table-cell>
          <table:table-cell/>
          <table:table-cell table:formula="of:=[.F19]+[.D20]+[.E20]" office:value-type="float" office:value="65000" calcext:value-type="float">
            <text:p>65.000,00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Hurdacı Kira ++++Nazan++24,91+</text:span>+</text:p>
          </table:table-cell>
          <table:table-cell table:formula="of:=[.C20]*0.2491*-1" office:value-type="float" office:value="-16191.5" calcext:value-type="float">
            <text:p>-16.191,50</text:p>
          </table:table-cell>
          <table:table-cell/>
          <table:table-cell table:formula="of:=[.C21]" office:value-type="float" office:value="-16191.5" calcext:value-type="float">
            <text:p>-16.191,50</text:p>
          </table:table-cell>
          <table:table-cell table:formula="of:=[.F20]+[.D21]+[.E21]" office:value-type="float" office:value="48808.5" calcext:value-type="float">
            <text:p>48.808,5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 table:number-columns-repeated="2" office:value-type="float" office:value="36000" calcext:value-type="float">
            <text:p>36.000,00</text:p>
          </table:table-cell>
          <table:table-cell/>
          <table:table-cell table:formula="of:=[.F21]+[.D22]+[.E22]" office:value-type="float" office:value="84808.5" calcext:value-type="float">
            <text:p>84.808,50</text:p>
          </table:table-cell>
        </table:table-row>
        <table:table-row table:style-name="ro1">
          <table:table-cell/>
          <table:table-cell office:value-type="string" calcext:value-type="string">
            <text:p>Yıkamacı Kira ++++Nazan++24,91+</text:p>
          </table:table-cell>
          <table:table-cell table:formula="of:=[.C22]*0.2491*-1" office:value-type="float" office:value="-8967.6" calcext:value-type="float">
            <text:p>-8.967,60</text:p>
          </table:table-cell>
          <table:table-cell/>
          <table:table-cell table:formula="of:=[.C23]" office:value-type="float" office:value="-8967.6" calcext:value-type="float">
            <text:p>-8.967,60</text:p>
          </table:table-cell>
          <table:table-cell table:formula="of:=[.F22]+[.D23]+[.E23]" office:value-type="float" office:value="75840.9" calcext:value-type="float">
            <text:p>75.840,90</text:p>
          </table:table-cell>
        </table:table-row>
      </table:table>
      <table:table table:name="12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ARALIK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1])" office:value-type="float" office:value="0" calcext:value-type="float">
            <text:p>0,00</text:p>
          </table:table-cell>
          <table:table-cell table:style-name="ce12" table:formula="of:=SUM([.E4:.E51])" office:value-type="float" office:value="-42203.57" calcext:value-type="float">
            <text:p>-42.203,57</text:p>
          </table:table-cell>
          <table:table-cell table:style-name="ce12" table:formula="of:=[.D2]+[.E2]" office:value-type="float" office:value="-42203.57" calcext:value-type="float">
            <text:p>-42.203,57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Nazan 2020 Sanayi Kira</text:p>
          </table:table-cell>
          <table:table-cell office:value-type="float" office:value="-4938.07" calcext:value-type="float">
            <text:p>-4.938,07</text:p>
          </table:table-cell>
          <table:table-cell/>
          <table:table-cell office:value-type="float" office:value="-4938.07" calcext:value-type="float">
            <text:p>-4.938,07</text:p>
          </table:table-cell>
          <table:table-cell table:formula="of:=[.F19]+[.D20]+[.E20]" office:value-type="float" office:value="-4938.07" calcext:value-type="float">
            <text:p>-4.938,07</text:p>
          </table:table-cell>
        </table:table-row>
        <table:table-row table:style-name="ro1">
          <table:table-cell/>
          <table:table-cell office:value-type="string" calcext:value-type="string">
            <text:p>Nazan 2020 kira ödemesi Ali Paşa</text:p>
          </table:table-cell>
          <table:table-cell office:value-type="float" office:value="-13858.5" calcext:value-type="float">
            <text:p>-13.858,50</text:p>
          </table:table-cell>
          <table:table-cell table:style-name="Default"/>
          <table:table-cell office:value-type="float" office:value="-13858.5" calcext:value-type="float">
            <text:p>-13.858,50</text:p>
          </table:table-cell>
          <table:table-cell table:formula="of:=[.F20]+[.D21]+[.E21]" office:value-type="float" office:value="-18796.57" calcext:value-type="float">
            <text:p>-18.796,57</text:p>
          </table:table-cell>
        </table:table-row>
        <table:table-row table:style-name="ro1">
          <table:table-cell/>
          <table:table-cell office:value-type="string" calcext:value-type="string">
            <text:p>Nazan 2021 Sanayi Kira</text:p>
          </table:table-cell>
          <table:table-cell office:value-type="float" office:value="-23407" calcext:value-type="float">
            <text:p>-23.407,00</text:p>
          </table:table-cell>
          <table:table-cell table:style-name="Default"/>
          <table:table-cell office:value-type="float" office:value="-23407" calcext:value-type="float">
            <text:p>-23.407,00</text:p>
          </table:table-cell>
          <table:table-cell table:formula="of:=[.F21]+[.D22]+[.E22]" office:value-type="float" office:value="-42203.57" calcext:value-type="float">
            <text:p>-42.203,57</text:p>
          </table:table-cell>
        </table:table-row>
      </table:table>
      <table:table table:name="PROCES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sanayi/Sanayi_G_300m2_mermer/eski/Sanayi_2_275m2_kaportacı/HSP%20dursun%20.ods" xlink:type="simple">/media/m/438C5BC92CEF8C4E/deeppoo_pc/aa/hes2020/kira/sozlesmeler/sanayi/Sanayi_G_300m2_mermer/eski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4:27:24.114148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5H24M23S</meta:editing-duration>
    <meta:editing-cycles>15</meta:editing-cycles>
    <meta:generator>LibreOffice/7.2.5.2$Linux_X86_64 LibreOffice_project/20$Build-2</meta:generator>
    <dc:date>2022-03-08T14:47:13.503684240</dc:date>
    <meta:document-statistic meta:table-count="14" meta:cell-count="820" meta:object-count="0"/>
  </office:meta>
</office:document-meta>
</file>